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1811in"/>
    </style:style>
    <style:style style:name="co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448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2.1417in"/>
    </style:style>
    <style:style style:name="co6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3236in"/>
    </style:style>
    <style:style style:name="co10" style:family="table-column">
      <style:table-column-properties fo:break-before="auto" style:column-width="1.487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a9e8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d7e43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f6025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14207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547f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9b009b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63c837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864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aa46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8c28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6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aa0078" style:text-align-source="fix" style:repeat-content="false"/>
      <style:paragraph-properties fo:text-align="center" fo:margin-left="0in"/>
      <style:text-properties fo:color="#e6e6e6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8c8c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616161" style:text-align-source="fix" style:repeat-content="false"/>
      <style:paragraph-properties fo:text-align="center" fo:margin-left="0in"/>
      <style:text-properties fo:color="#ffe3a2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505050" style:text-align-source="fix" style:repeat-content="false"/>
      <style:paragraph-properties fo:text-align="center" fo:margin-left="0in"/>
      <style:text-properties fo:color="#eed291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8f21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7103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3e80bc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c87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4b32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9600" style:text-align-source="fix" style:repeat-content="false"/>
      <style:paragraph-properties fo:text-align="center" fo:margin-left="0in"/>
      <style:text-properties fo:color="#0000a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e6dab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e1e1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c3c3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a9e82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dfaf6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c878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b4d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80ffb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53d292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1015" table:default-cell-style-name="ce2"/>
        <table:table-row table:style-name="ro3">
          <table:table-cell table:style-name="ce1" office:value-type="string">
            <text:p>features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font size</text:p>
          </table:table-cell>
          <table:table-cell table:style-name="ce1" office:value-type="string">
            <text:p>color approx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gear hunter</text:p>
          </table:table-cell>
          <table:table-cell table:style-name="ce1" office:value-type="string">
            <text:p>speed leveling</text:p>
          </table:table-cell>
          <table:table-cell table:style-name="ce1" office:value-type="string">
            <text:p>animate weapon</text:p>
          </table:table-cell>
          <table:table-cell table:number-columns-repeated="1015"/>
        </table:table-row>
        <table:table-row table:style-name="ro3">
          <table:table-cell office:value-type="string">
            <text:p>fishing rod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" office:value-type="string">
            <text:p>fishing ro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1 – 2ex+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4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2 – 1 to 2ex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3 – 20c to 1ex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4 – 10c to 2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6" office:value-type="string">
            <text:p>uniqu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5 – 2c to 1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6 – 1c</text:p>
          </table:table-cell>
          <table:table-cell table:number-columns-repeated="3"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7 – under 1c</text:p>
          </table:table-cell>
          <table:table-cell table:number-columns-repeated="3"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fated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7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jewels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8" office:value-type="string">
            <text:p>jewel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quality gems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9" office:value-type="string">
            <text:p>gems</text:p>
          </table:table-cell>
          <table:table-cell table:number-columns-repeated="2" office:value-type="string">
            <text:p>yes</text:p>
          </table:table-cell>
          <table:table-cell office:value-type="string">
            <text:p>limited 10+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gems</text:p>
          </table:table-cell>
          <table:table-cell table:number-columns-repeated="3"/>
          <table:table-cell table:style-name="ce10" office:value-type="string">
            <text:p>vanilla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1 – 2ex+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1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2 – 1ex to 2ex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3 – 20c to 1ex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4 - <text:s/>10c to 2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3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5 – 2c to 1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6 – 1c</text:p>
          </table:table-cell>
          <table:table-cell table:number-columns-repeated="3"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7 – under 1c</text:p>
          </table:table-cell>
          <table:table-cell table:number-columns-repeated="3"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6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4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1 to 16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5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6 to t10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6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 to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7" office:value-type="string">
            <text:p>map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other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8" office:value-type="string">
            <text:p>offering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linked sockets gear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9" office:value-type="string">
            <text:p>6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5 linked sockets gear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0" office:value-type="string">
            <text:p>5 link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socket 5 linked gear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1" office:value-type="string">
            <text:p>6 socket 5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sockets gear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2" office:value-type="string">
            <text:p>6 socket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3 white linked sockets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3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2 white linked socket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4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1 white socket</text:p>
          </table:table-cell>
          <table:table-cell table:number-columns-repeated="3"/>
          <table:table-cell table:style-name="ce24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5" office:value-type="string">
            <text:p>regal hig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accessorie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6" office:value-type="string">
            <text:p>regal accessorie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low base</text:p>
          </table:table-cell>
          <table:table-cell table:number-columns-repeated="3"/>
          <table:table-cell table:style-name="ce27" office:value-type="string">
            <text:p>regal low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8" office:value-type="string">
            <text:p>chaos high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accessorie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9" office:value-type="string">
            <text:p>chaos accessories</text:p>
          </table:table-cell>
          <table:table-cell table:number-columns-repeated="2" office:value-type="string">
            <text:p>yes</text:p>
          </table:table-cell>
          <table:table-cell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low base</text:p>
          </table:table-cell>
          <table:table-cell table:number-columns-repeated="3"/>
          <table:table-cell table:style-name="ce30" office:value-type="string">
            <text:p>chaos low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e vendor recip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1" office:value-type="string">
            <text:p>chance recip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e vendor recipe accessorie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2" office:value-type="string">
            <text:p>chance accessorie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isel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33" office:value-type="string">
            <text:p>chisel recip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isel vendor recipe – quality 10+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4" office:value-type="string">
            <text:p>chisel recipe quality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romatic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35" office:value-type="string">
            <text:p>chrome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tility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0" office:value-type="string">
            <text:p>utility flasks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tility flasks – quality 10+</text:p>
          </table:table-cell>
          <table:table-cell table:number-columns-repeated="3"/>
          <table:table-cell table:style-name="ce36" office:value-type="string">
            <text:p>utility flasks quality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endgame mana / life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7" office:value-type="string">
            <text:p>life / mana flasks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endgame mana / life flasks – quality 10+</text:p>
          </table:table-cell>
          <table:table-cell table:number-columns-repeated="3"/>
          <table:table-cell table:style-name="ce38" office:value-type="string">
            <text:p>life / mana flasks quality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eveling mana / life flask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0" office:value-type="string">
            <text:p>life / mana flask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eveling mana / life flasks – quality 10+</text:p>
          </table:table-cell>
          <table:table-cell table:number-columns-repeated="3"/>
          <table:table-cell table:style-name="ce36" office:value-type="string">
            <text:p>life / mana flasks quality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9" office:value-type="string">
            <text:p>kalandr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2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40" office:value-type="string">
            <text:p>exal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3 – recip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41" office:value-type="string">
            <text:p>chao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4 – vendor purchas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42" office:value-type="string">
            <text:p>fus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43" office:value-type="string">
            <text:p>alteration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other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3" office:value-type="string">
            <text:p>other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scroll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4" office:value-type="string">
            <text:p>scroll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talisman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0" office:value-type="string">
            <text:p>vanill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abyrinth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45" office:value-type="string">
            <text:p>labyrint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ing unique endgame item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6" office:value-type="string">
            <text:p>chanc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rafting / alchemy orb rolling item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7" office:value-type="string">
            <text:p>crafting</text:p>
          </table:table-cell>
          <table:table-cell table:number-columns-repeated="2" office:value-type="string">
            <text:p>yes</text:p>
          </table:table-cell>
          <table:table-cell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build specific gear hunting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7" office:value-type="string">
            <text:p>build gear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 and Cloak of Tawm'r Isley</text:p>
          </table:table-cell>
          <table:table-cell table:number-columns-repeated="3"/>
          <table:table-cell table:style-name="ce48" office:value-type="string">
            <text:p>ident. 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</text:p>
          </table:table-cell>
          <table:table-cell table:number-columns-repeated="3"/>
          <table:table-cell table:style-name="ce49" office:value-type="string">
            <text:p>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hide items not defined in a rule</text:p>
          </table:table-cell>
          <table:table-cell table:number-columns-repeated="3"/>
          <table:table-cell table:style-name="ce10" office:value-type="string">
            <text:p>no fac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>
            <text:p>armour / ev</text:p>
          </table:table-cell>
        </table:table-row>
        <table:table-row table:style-name="ro2">
          <table:table-cell office:value-type="string">
            <text:p>armour</text:p>
          </table:table-cell>
        </table:table-row>
        <table:table-row table:style-name="ro2">
          <table:table-cell office:value-type="string">
            <text:p>armour / es</text:p>
          </table:table-cell>
        </table:table-row>
        <table:table-row table:style-name="ro2">
          <table:table-cell office:value-type="string">
            <text:p>energy shield</text:p>
          </table:table-cell>
        </table:table-row>
        <table:table-row table:style-name="ro2">
          <table:table-cell office:value-type="string">
            <text:p>es / ev</text:p>
          </table:table-cell>
        </table:table-row>
        <table:table-row table:style-name="ro2">
          <table:table-cell office:value-type="string">
            <text:p>evasion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9/24/2016</text:date>, <text:time>13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40M28S</meta:editing-duration>
    <meta:editing-cycles>142</meta:editing-cycles>
    <meta:generator>OpenOffice/4.1.2$Win32 OpenOffice.org_project/412m3$Build-9782</meta:generator>
    <dc:date>2016-09-24T13:30:30.51</dc:date>
    <dc:creator>richard miller</dc:creator>
    <meta:document-statistic meta:table-count="3" meta:cell-count="458" meta:object-count="0"/>
    <meta:user-defined meta:name="Info 1"/>
    <meta:user-defined meta:name="Info 2"/>
    <meta:user-defined meta:name="Info 3"/>
    <meta:user-defined meta:name="Info 4"/>
  </office:meta>
</office:document-meta>
</file>